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style:text-underline-style="solid" style:text-underline-width="auto" style:text-underline-color="font-color" fo:font-weight="bold" style:font-weight-asian="bold"/>
    </style:style>
    <style:style style:name="P3" style:family="paragraph" style:parent-style-name="Heading_20_1">
      <style:text-properties fo:font-size="16pt" style:font-size-asian="16pt" style:font-size-complex="16pt"/>
    </style:style>
    <style:style style:name="P4" style:family="paragraph" style:parent-style-name="Heading_20_1" style:list-style-name="">
      <style:text-properties fo:font-size="16pt" style:font-size-asian="16pt" style:font-size-complex="16pt"/>
    </style:style>
    <style:style style:name="P5" style:family="paragraph" style:parent-style-name="Heading_20_2">
      <style:text-properties fo:font-size="16pt" style:font-size-asian="16pt" style:font-size-complex="16pt"/>
    </style:style>
    <style:style style:name="P6" style:family="paragraph" style:parent-style-name="Text_20_body" style:list-style-name=""/>
    <style:style style:name="P7" style:family="paragraph" style:parent-style-name="Text_20_body">
      <style:text-properties fo:font-weight="bold"/>
    </style:style>
    <style:style style:name="P8" style:family="paragraph" style:parent-style-name="Text_20_body">
      <style:text-properties fo:font-style="italic"/>
    </style:style>
    <style:style style:name="P9" style:family="paragraph" style:parent-style-name="Text_20_body">
      <style:text-properties fo:font-style="italic" fo:font-weight="bold"/>
    </style:style>
    <style:style style:name="T1" style:family="text">
      <style:text-properties fo:background-color="#ffff00"/>
    </style:style>
    <style:style style:name="T2"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cologie-alimentation</text:p>
      <text:p text:style-name="Standard"/>
      <text:p text:style-name="Standard">The hindu :</text:p>
      <text:p text:style-name="Standard"/>
      <text:p text:style-name="Standard">The bling tree of life, 12 avril 2014</text:p>
      <text:p text:style-name="P1"><text:a xlink:type="simple" xlink:href="http://www.thehindu.com/todays-paper/tp-features/tp-metroplus/the-bling-tree-of-life/article5902667.ece"><text:span text:style-name="T1"/></text:a></text:p>
      <text:p text:style-name="P1"><text:a xlink:type="simple" xlink:href="http://www.thehindu.com/todays-paper/tp-features/tp-metroplus/the-bling-tree-of-life/article5902667.ece">http://www.thehindu.com/todays-paper/tp-features/tp-metroplus/the-bling-tree-of-life/article5902667.ece</text:a></text:p>
      <text:h text:style-name="P5" text:outline-level="2">An eco-art project is the link to a tree planting initiative in Auroville and Slovenia.OLYMPIA SHILPA GERALDhas the details</text:h>
      <text:p text:style-name="Text_20_body">Money, they say, does not grow on trees. Neither do diamonds, rubies or even imitation stones. But what if you could pluck your jewellery out of a tree that changes colours not just with the seasons, but everyday? And what if by doing so, you could plant and nurture a tree in the far-away frost ravaged forests of Slovenia or closer home at Auroville?</text:p>
      <text:p text:style-name="Text_20_body">Miranda Rubina, author, multimedia artist and one of the founders of the Kerubin, (which has an art centre in Auroville) knows how to make the connection. The artist’s eco-art project, ‘The Magic Tree’, hopes to be part of the solution to an environmental problem in her Central European country, Slovenia, where an estimated 40 per cent of forest land was destroyed by frost, earlier this year.</text:p>
      <text:p text:style-name="P7">Nine-inch metaphor</text:p>
      <text:p text:style-name="Text_20_body">Designed as a minimalist jewellery stand, ‘The Magic Tree’ marries smart and creative storage with an environmental cause that spans three nations. Conceived by Miranda, the nine-inch laser-cut plexiglass jewellery stand has seemingly waving branches that creatively store and display rings, bracelets, earrings and necklaces. It lives up to its ‘magical’ term as the plexiglass changes shades from hot orange to soft pink and mellow yellow whenever a sunbeam or artificial light plays on the stand. The transparent one casts shadows while the black one seems to do a dance of its own in powerful light.</text:p>
      <text:p text:style-name="Text_20_body">The eco-art project designed around the jewellery stand is a crowd sourcing initiative that aims to raise $5,500 by April 22 on Kickstarter. If the project is successfully funded, trees will be planted in Auroville, Puducherry and Chennai, apart from Slovenia. The number of trees planted will equal the number of plexiglass ones given as rewards to the supporters of the project. “After cyclone Thane, we planted and maintained 23 papaya trees as well as jackfruit, mango and other trees in the orchard at Kerubin Art Center,” says Miranda. Monica Ukmar, project coordinator, will work with volunteers and kids from the Free Progress School, Auroville to plant the trees.</text:p>
      <text:p text:style-name="P7">Joining other groups</text:p>
      <text:p text:style-name="Text_20_body">Meanwhile, in Slovenia, the artist will join environmental groups such as Ecologists Without Borders to plant trees all over Slovenia. The money raised will be used to manufacture plexiglass trees and create art installations themed on larger-sized versions of the Magic Tree for building momentum for the tree planting programmes in Slovenia. The President of Slovenia Borut Pahor extended support to an art installation that was part of the eco-project, a few days ago. The project has received initial backing in three countries — the U.S., India and Slovenia — where the presentations were made.</text:p>
      <text:p text:style-name="Text_20_body">Designed in four shades — transparent, glittering black, translucent pink-orange and green — the artists at Kerubin will encourage putting the tree to aesthetic use in art installations, as home or office décor and creative videos.</text:p>
      <text:p text:style-name="Text_20_body">The creative moments captured by the supporters of the project will be collated as virtual galleries on Instagram, Facebook, Pinterest and Twitter. For details, <text:soft-page-break/>visithttps://www.kickstarter.com/projects/</text:p>
      <text:p text:style-name="Text_20_body">410902082/themagicaltree</text:p>
      <text:p text:style-name="Standard"/>
      <text:p text:style-name="Standard"/>
      <text:p text:style-name="Standard">The hindu :</text:p>
      <text:p text:style-name="Standard"/>
      <text:p text:style-name="Standard">http://www.thehindu.com/todays-paper/tp-national/tp-tamilnadu/bahour-farmers-lead-the-way-in-organic-farming/article5787364.ece</text:p>
      <text:p text:style-name="Standard"/>
      <text:p text:style-name="Standard">15 mars 2014</text:p>
      <text:h text:style-name="P3" text:outline-level="1">Bahour farmers lead the way in organic farming</text:h>
      <text:p text:style-name="P6">Deepa H. Ramakrishnan </text:p>
      <text:p text:style-name="Standard"/>
      <text:p text:style-name="Text_20_body">“It has been ages since anybody bought chemical pesticides from the nearby outlet run by the government,” said Bahour farmers.</text:p>
      <text:p text:style-name="Text_20_body">This group of farmers proudly say that they have not used chemical pesticides for over 15 years as they showed around their lush green fields where paddy, urad dhal, sesame seeds and vegetables are grown.</text:p>
      <text:p text:style-name="Text_20_body">Called the Iyarkai Vivasayigal Sangam, the group was formed by the Pondicherry Science Forum.</text:p>
      <text:p text:style-name="Text_20_body">At least 100 acres in the village is cultivated using natural pest repellents. “We make poochi viratti using a decoction made of neem leaves, veli kaathaan, nochi and adathoda leaves. We soak the leaves in water for a month and then spray the liquid on the plants,” explained P. Murugan, a farmer.</text:p>
      <text:p text:style-name="Text_20_body">The farmers don’t stop with what they have learnt from organic expert Nammalvar.</text:p>
      <text:p text:style-name="P7">Experimentations</text:p>
      <text:p text:style-name="Text_20_body">“He told us how our forefathers were only into organic farming and that we should not consume poison in the form of chemical fertilizers. I have sown paddy in the traditional method and also using a planter… in a third field I have sown a native variety. I want to see the harvest from each of these fields,” said P. Amirthalingam, another farmer.</text:p>
      <text:p text:style-name="Text_20_body">The farmers also make their own fertilizers in the form of ‘pancha gavya’ where jaggery, cow dung, cow urine, bananas and country liquor (or curds) is mixed and kept aside for a month (it is turned over once in 15 days) and used instead of urea.</text:p>
      <text:p text:style-name="Text_20_body">“We spray it on the crops so that the pulses grow larger. Using cow dung and coconut fibres we make organic fertilizer, which is used in the fields,” explained R. Pavadai, who showed other farmers around his farm where he cultivates mushroom using cut straw.</text:p>
      <text:p text:style-name="Text_20_body">T.P. Raghunath, Centre for Ecology and Rural Development of the Pondicherry Science Forum, said the Forum has been providing them intensive training programmes.</text:p>
      <text:p text:style-name="Text_20_body">“We have tried to change the typical approach to agriculture, which is input and output. We want them to see it as a wholistic system where farming is linked to our lives,” he explained.</text:p>
      <text:p text:style-name="Standard"/>
      <text:p text:style-name="Standard">The hindu :</text:p>
      <text:p text:style-name="Standard"/>
      <text:p text:style-name="Standard">15 mars 2014</text:p>
      <text:h text:style-name="P3" text:outline-level="1"><text:soft-page-break/>The poor without the benefits</text:h>
      <text:p text:style-name="P6">Parkash Chander </text:p>
      <text:p text:style-name="P6"/>
      <text:p text:style-name="P6">The National Food Security Act (NFSA), passed recently by Parliament, offers 5 kg per person a month of cereals at highly subsidised prices to more than the bottom two-thirds of the population. It has been rightly hailed as the largest welfare programme ever undertaken in a country to provide nutrition and food security to its poor. Passed in an election year, it is supposed to deliver rich political dividends to the party of the government of the day, but the huge bill for the subsidy (estimated to be Rs.1.15 lakh crore a year and rising) will have to be footed by future governments. Given its political message, future governments will have little option but to reform the programme and make it better targeted and fiscally less burdensome.</text:p>
      <text:p text:style-name="Text_20_body">Since the programme covers both the extremely poor and the not-so-poor, those eligible can be divided into two groups: the not-so-poor, who, irrespective of the subsidy would consume at least 5kg a month of cereals, and the extremely poor who would consume less than 5kg a month if no subsidy was available. Such a division of the people covered is implied by the fact that cereals are a normal good, that is consumers with higher incomes consume more of the good, and thus it is the extremely poor who would consume less than 5kg a month in the absence of the subsidy.</text:p>
      <text:p text:style-name="P7">Regressive subsidy</text:p>
      <text:p text:style-name="Text_20_body">The subsidy available under NFSA will impact the welfare and the consumption of the not-so-poor, who would consume at least 5kg a month even in the absence of the subsidy, in exactly the same way as direct, unconditional, income transfers equal to the cost of the subsidy, since they will substitute kilogram for kilogram their open market purchases of cereals with the subsidised cereals and use the cash so saved to purchase more of other goods such as edible oils, pulses and vegetables, etc. as well as some more cereals. But the impact on the extremely poor, who would consume less than 5kg a month in the absence of the subsidy, will not be the same as that of direct unconditional transfers, since they will not be able to substitute their open market purchases with subsidised cereals to the same extent as the not-so-poor and therefore may have to consume less of other goods and more of cereals than they prefer. In other words, unlike direct unconditional income transfers, the price subsidy on a limited amount of 5kg a month of cereals does not allow the extremely poor as much flexibility in choosing their consumption bundles as it allows the not-so-poor. Reports that some recipients of the subsidised rice sell it off to flour mills at below market prices only reinforce this view as they are merely attempts to purchase a more preferred consumption bundle.</text:p>
      <text:p text:style-name="Text_20_body">Since the impact of the price subsidy on the consumption and welfare of the not-so-poor is the same as that of revenue neutral, direct, unconditional income transfer but not so in the case of the extremely poor, the price subsidy is regressive in the sense that it is equivalent to smaller, direct, unconditional income transfers for the extremely poor. This regressive nature of the price subsidy made available under NFSA seems to have escaped the attention of experts and policymakers. For instance, Drèze and Sen in their book oppose price subsidies on diesel and petrol on the ground that they are regressive, but forcefully support NFSA as if it were not.</text:p>
      <text:p text:style-name="Text_20_body">Actually, the price subsidy should be regressive, since it is not regressive only if incomes of everyone are high enough such that everyone would consume more than 5 kg a month of cereals in the absence of the subsidy. In that case, the price subsidy would impact consumption and the welfare of everyone in exactly the same way as direct, unconditional income transfers equal to the cost of subsidy. The price subsidy, as a device for reducing hunger, would not achieve anything more than direct income transfers, but the government would unnecessarily incur huge costs of distributing cereals through the public distribution system (PDS). The case for direct unconditional income transfers in place of the price subsidy then becomes even stronger.</text:p>
      <text:p text:style-name="P7"><text:soft-page-break/>Coarse grains</text:p>
      <text:p text:style-name="Text_20_body">To keep the arguments simple, the discussion earlier abstracted away from the fact that the price subsidy under NFSA is available on three different varieties of cereals, namely, rice, wheat and coarse grains and one of them is not even a normal good. In fact, coarse grains, unlike wheat and rice, are an inferior good, that is consumers with lower incomes consume more of them, and consumed mostly by the extremely poor, who are habituated to an ancient diet. They are mostly cheaper than wheat and rice, but not less nutritious. In fact, a body of science asserts that some varieties of coarse grains are even more nutritious than wheat and rice. If the price subsidy were available only on an inferior good such as coarse grains, then, by the same reasoning as earlier, the subsidy would not be regressive. Thus, restricting the price subsidy to coarse grains alone will work better from both the fiscal and equity points of view without compromising on the amount of nutrition made available. Taking note of some additional facts concerning coarse grains <text:span text:style-name="T2">vis-à-vis</text:span> wheat and rice only reinforces this view and suggests how the programme may be reformed to make it more effective and better targeted. First, the impact of the green revolution — large increases in production and yield — seem to be now giving way to wheat and rice. In comparison, yields for coarse grains have been growing much faster. Unlike rice and wheat which require lots of water to grow, they are hardy and can flourish in relatively dry weather. Policies (support prices, procurement, and distribution) to induce greater consumption of coarse grains can raise incomes of farmers in the arid zones lacking irrigation who have remained relatively poor as they could not benefit from the green revolution. Second, the nutrient contents of some coarse grains such as jowar, bajra and ragi are not less than those of wheat and rice. In fact, they are richer in proteins, calcium and iron and many of the poor are habituated to consuming them. Their consumption in place of wheat and rice can improve health as is being gradually realised. Thus, there is every reason to promote the production and consumption of these neglected grains.</text:p>
      <text:p text:style-name="P7">Issue of reforms</text:p>
      <text:p text:style-name="Text_20_body">Though, as reasoned earlier, replacing the price subsidy with revenue neutral direct unconditional income transfers would benefit the extremely poor more, there are significant challenges to doing that. At the minimum, the poorest must have access to bank accounts or other money solutions. Also, direct, unconditional income transfers, even if possible, may provide stronger incentives for graft and corruption as gains from that would be significantly higher than diverting subsidised cereals for resale in the illegal market. Moreover, if the poor receive a fixed sum in place of physical transfers of food, their food security could be at risk if the prices of cereals spike in certain regions and seasons. Direct, unconditional income transfers can also be criticised on the ground that there is no guarantee that they will indeed lead to higher food consumption by the poor. Given these concerns regarding direct income transfers, restricting the price subsidy to coarse grains alone will not only work better from both the fiscal and equity points of view but also weaken the incentives for graft, since pilfering and fraudulently obtaining the relatively cheaper coarse grains would be significantly less rewarding but not less risky. Such a policy would also lead to better targeting and a lower fiscal burden as many among the not-so-poor who do not really need the subsidy would voluntarily opt out of the programme. It would effectively reduce the coverage to much less than two-thirds of the population. Moreover, coarse grains, though an inferior good, are not less nutritious than wheat and rice.</text:p>
      <text:p text:style-name="Text_20_body">Such a reform of the programme, however, may be considered too drastic and politically unwise. Moreover, the amount of coarse grains currently procured and distributed through the PDS is minuscule. Therefore, restricting the price subsidy to coarse grains alone can be done only gradually. A start can be made by raising the entitlement for coarse grains to 6kg per person a month but keeping the entitlements for wheat and rice unchanged, if not reduced, as that would be more equitable and provide more food and nutrition to the extremely poor, who need help the most and prefer to consume coarse grains, without affecting those who have strong preferences for wheat or rice. Reforming the programme in this way would not impose an additional fiscal burden as the relatively higher entitlement for coarse grains would induce many beneficiaries to voluntarily <text:soft-page-break/>switch to consuming them in place of the more-costly-to-subsidise rice and wheat. Over time, as more people opt for coarse grains and their cultivation, procurement and distribution through the PDS rise, the price subsidy would effectively become a subsidy on coarse grains. This process can be accelerated by gradually reducing the price subsidy on wheat and rice from a suitable point of time onwards.</text:p>
      <text:p text:style-name="Text_20_body">That would induce the not-so-poor even more to not avail the subsidy and eventually lead to a better targeted and fiscally less burdensome programme. In addition, it would indirectly reduce poverty among relatively poor farmers in arid zones engaged in the cultivation of coarse grains.</text:p>
      <text:p text:style-name="P8">(Parkash Chander is professor, Jindal School of Government and Public Policy, and fellow of the Econometric Society.)</text:p>
      <text:p text:style-name="P9">Restricting the price subsidy to coarse grains alone will not only work better from both fiscal and equity points of view but also weaken the incentives for graft</text:p>
      <text:p text:style-name="P6"/>
      <text:p text:style-name="P6">The hindu :</text:p>
      <text:p text:style-name="P6">http://www.thehindu.com/opinion/op-ed/handling-the-energy-crisis/article5922883.ece</text:p>
      <text:p text:style-name="P6">18 avril 2014</text:p>
      <text:h text:style-name="P4" text:outline-level="1">Handling the energy crisis</text:h>
      <text:p text:style-name="P6">Suresh Prabhu </text:p>
      <text:p text:style-name="P6"/>
      <text:p text:style-name="P6">India will soon witness a new government in control. Among the multitude of burning issues, the new government will have to face the challenge of a growing energy crisis. It will require extraordinary effort, innovative vision and viable solutions to tackle the increasing demand for energy, while maintaining an eco-friendly approach. Energy commodities comprise gas, oil, coal, renewable energy and electricity.</text:p>
      <text:p text:style-name="Text_20_body">Currently, high levels of consumption with respect to energy-related commodities are paralysing operations in the country because of non-performing policy initiatives. The demand-supply imbalance is evident across all commodities, requiring serious efforts by the new government to augment energy supplies to avoid a severe energy supply crunch.</text:p>
      <text:p text:style-name="Text_20_body">The Planning Commission indicates that by 2016-17, the country will manage an approximate 6.7 million tonnes of oil and by 2021-22, this will rise to 850 million tonnes. However, this will meet only 70 per cent of the expected demand; the remaining 30 per cent will have to be sourced through imports.</text:p>
      <text:p text:style-name="Text_20_body">Even though India possesses a rich heterogeneous mix of energy components, deterring policies have created a difficult environment for potential investors.</text:p>
      <text:p text:style-name="P7">Demand for coal</text:p>
      <text:p text:style-name="Text_20_body">Coal will continue its dominant position in India’s energy mix for many years to come. Today, 54 per cent of the total electricity generation capacity is coal-based, and more than 70 per cent of energy generated is from coal-based power plants. As per the 11th Five Year Plan (2007-12), 67 per cent of the planned capacity added is also coal-based. While domestic production is set to touch 795 MT in 2016-17, the projected demand for coal will be 980 MT during the same period.</text:p>
      <text:p text:style-name="Text_20_body">Coal reserves in India, presently mined by Coal India Limited and its subsidiaries, are around 293.5 billion tonnes, with a few blocks being given to private parties for production of electricity and captive use. From 2012, the country has seen a paradigm shift in coal policy, with the Comptroller and Auditor General stating that there was a national loss of Rs.1,76,000 crore. This resulted in the <text:soft-page-break/>Ministry of Coal removing coal blocks, but it is obvious that the new government will have to collate a clean coal policy with respect to exploration, mining and use.</text:p>
      <text:p text:style-name="Text_20_body">Another important concern is the reduction in dependability on imported coal. Last year for instance, we imported 100 million tonnes from Indonesia.</text:p>
      <text:p text:style-name="Text_20_body">In addition, the next government must give serious thought to pricing, regulation and resolving disputes for domestic coal, in a manner favourable to both coal blocks and users.</text:p>
      <text:p text:style-name="Text_20_body">The KG-D6 basin experience has not gone down well with the majority of the people, which is one of the reasons why we need a complete overhaul of the situation. The main issues of tariff are being debated. The country has vast reserves of gas and the new government should now explore attractive opportunities to lure foreign investors for gas exploration. The government can fix contracts based on the O&amp;M or Public-Private Partnership model, which would ensure that operators don’t pocket extra profits or face undue losses. Natural gas resources in India were an estimated 1330.26 billion cubic meters (as of March 31, 2012). There has been a steady increase in the availability of natural gas, mostly due to indigenous discoveries of more reserves. Opportunities regarding exploration of gas must be formulated to maximise foreign investment in a big way.</text:p>
      <text:p text:style-name="Text_20_body">The New Exploration Licensing Policy requires revision to derive maximum benefits from gas acquisition and create more employment opportunities.</text:p>
      <text:p text:style-name="Text_20_body">Further export of gas would set off expenses of equivalent imports. We can’t afford mindless imports of coal, oil, gas as we are doing today, while compromising our national energy security.</text:p>
      <text:p text:style-name="Text_20_body">We could provide a right of first refusal to state-owned companies if they undertook time-bound responsibilities to do the job. We can’t avoid private sector participation given that we could not even explore 40 per cent of our probable gas reserves in last seven decades. Exploration is also capital-intensive and a risk-fraught business, which requires expertise.</text:p>
      <text:p text:style-name="Text_20_body">With lack of good resources, crude oil has to be imported. However, the government needs to address the issue of pricing of petroleum products drawn from crude oil, which fluctuates every fortnight. Instead of fortnightly revision, we can have annual pricing based on the previous year’s import parity. Current estimates of crude oil reserves in India stood at 759.59 million tonnes, with maximum reserves in the western offshore. In March 2012, the crude oil refining capacity of the country was 198 million tonnes per annum.</text:p>
      <text:p text:style-name="P7">Investing in electricity</text:p>
      <text:p text:style-name="Text_20_body">Electricity has become the lifeline of the country, with per capita consumption touching 1000 KW, but we are still lagging behind China and other developing countries. The total installed capacity for electricity generation was 2,66,387 MW in March 2013, but distributing electricity at the retail level at affordable and reasonable prices is still a nightmare. Secondly, the regulatory framework for the electricity business needs strengthening. Loss in distribution is a worrisome factor and sadly efforts being taken to bring down losses are not encouraging. The new government must invest in this field, which may involve rationalising tariff and incentivising reduction of losses.</text:p>
      <text:p text:style-name="Text_20_body">Renewable energy generation has a potential of 89,774 MW, with Gujarat having the highest potential. Unfortunately, the country does not have any existing Renewable Energy Law. Renewable energy comprises 60 per cent of electricity and 40 per cent of other sectors. Climate change is a global issue, warranting the new government to implement a Renewable Energy Law, that would make it mandatory for all conventional energy users to use a certain percentage of renewable energy. This process has started in electricity, but needs strict implementation across all segments.</text:p>
      <text:p text:style-name="Text_20_body">Merely levying a carbon tax on imported coal will not yield sufficient results. Renewable energy comprises solar, wind and biomass. Wind power accounted for the highest capacity of total installed renewable power at 69.65 per cent, with small hydropower coming second at 13.64 per cent and biomass power at 12.58 per cent.</text:p>
      <text:p text:style-name="Text_20_body"><text:soft-page-break/>The new government must aggressively work on energy as the main agenda. We should have an energy commission for formulating synchronous policies with other inter and intra ministerial departments. States must also be taken into confidence. Progress of the energy sector will provide mindboggling opportunities for employment and socio-economic growth, besides raising the standard of living in the country. </text:p>
      <text:p text:style-name="P8">(Suresh Prabhu is former Union Minister for Power.)</text:p>
      <text:p text:style-name="P9">Climate change is a global issue, warranting the new government to implement a Renewable Energy Law</text:p>
      <text:p text:style-name="P9">The new government will have to collate a clean coal policy with respect to exploration, mining and use</text:p>
      <text:p text:style-name="P6"/>
      <text:p text:style-name="P6">The hindu :</text:p>
      <text:p text:style-name="P6"><text:a xlink:type="simple" xlink:href="http://www.thehindu.com/sci-tech/science/bio-inputs-give-better-yield-for-brinjal-growers-in-chittoor-ap/article5753743.ece">http://www.thehindu.com/sci-tech/science/bio-inputs-give-better-yield-for-brinjal-growers-in-chittoor-ap/article5753743.ece</text:a></text:p>
      <text:p text:style-name="P6">6 mars 2014</text:p>
      <text:h text:style-name="P4" text:outline-level="1">Bio inputs give better yield for brinjal growers in Chittoor, AP</text:h>
      <text:p text:style-name="P6">M. J. Prabu </text:p>
      <text:p text:style-name="P6"/>
      <text:p text:style-name="P6">There is a general view that agriculture is not a remunerative profession. But for those who continue to do farming, there seems to be no choice. Either they leave the fields fallow or sell the lands for quick money.</text:p>
      <text:p text:style-name="Text_20_body">“Reasons for being unremunerative are many like high cost of inputs, inability to break even in profit, marketing etc. But in spite of all these problems there are people like Mr. P. Muniratnam Naidu in Kasturikandriga village, Tirupati Rural Mandal, Chittoor district for whom agriculture is lucrative.</text:p>
      <text:p text:style-name="P7">New house</text:p>
      <text:p text:style-name="Text_20_body">Mr. Muniratnam owns about two acres and in the last two years he has been able to construct a new pucca house from the income he got from his land by growing brinjals (common variety available in the market).</text:p>
      <text:p text:style-name="Text_20_body">“This is considered big news among many farmers in the region. In fact, after getting to know Muniratnam’s details, several farmers started getting into brinjal cultivation. Today an entire street in Muniratnam’s locality is named as Brinjal Street,” says Dr. K. Gangadharam, General Secretary, Welfare Organisation For Rural Development (Word) an NGO in Tirupathi in Chittoor.</text:p>
      <text:p text:style-name="P7">Commendable work</text:p>
      <text:p text:style-name="Text_20_body">Word has spread among farmers in the district on the need to promote the cause of organic and sustainable agriculture.</text:p>
      <text:p text:style-name="Text_20_body">“The crop was initially grown in 60 cents which was later extended to an acre. In the remaining one acre, groundnut, onions and some vegetables were grown. The income from brinjal was quite noteworthy for me. I harvested nearly 12 tonnes in three months earning about Rs. 96,000 as gross income while the net income was Rs. 60,000.</text:p>
      <text:p text:style-name="P7">Annual income</text:p>
      <text:p text:style-name="Text_20_body">“In a year I earned Rs. 2,40,000 from brinjal alone. I make my own inputs after getting trained by <text:soft-page-break/>Word and hardly spent much protecting the crop against the dreaded fruit borer that affects it,” says a smiling Muniratnam.</text:p>
      <text:p text:style-name="Text_20_body">Presently more than 300 farmers in the region are using the indigenous bio inputs such as jivamrita, agniastra and neem astra, according to Dr. Gangadharam.</text:p>
      <text:p text:style-name="Text_20_body">“Our organisation has been trained by Mr. Subash Palekar, in zero budget farming and in turn we are teaching our farmers to practise the same,” he says.</text:p>
      <text:p text:style-name="Text_20_body">Jivamrita is a growth enhancer which is used for almost all crops like paddy, vegetables and flowers.</text:p>
      <text:p text:style-name="Text_20_body">It is made by adding 10 kg of desi cow dung and 10 litres of urine dissolved in 200 litres of water. To this two kg of jaggery (or four litres of sugarcane juice) and pulse flour each (any pulse) is added and stirred well.</text:p>
      <text:p text:style-name="Text_20_body">The solution is kept under a shade for a week to ferment well and then allowed to mix with the running irrigation water. For the fruit borer pest farmers have been trained to use agniastra or neemastra.</text:p>
      <text:p text:style-name="P7">Agniastra</text:p>
      <text:p text:style-name="Text_20_body">Agniastra is made by soaking one kg of crushed tobacco leaves in 10 litres of desi cow urine.</text:p>
      <text:p text:style-name="Text_20_body">To this, 500 grams of chilli and garlic pulp (ground into a paste) each and 5kg of crushed neem leaves are added. This is diluted in 100 litres of water and sprayed.</text:p>
      <text:p text:style-name="Text_20_body">Neemastra is made by mixing five litres of cow urine, two 2kg of dung and five kgs of crushed neem leaves in 100 litres of water and allowed to ferment for 24 hours. Later after filtering it is diluted in water and sprayed on brinjal to control the pests.</text:p>
      <text:p text:style-name="P7">Market</text:p>
      <text:p text:style-name="Text_20_body">Almost all the brinjal growers either market their produce through a weekly organic outlet managed by Word in Tirupathi or also send the produce to Chennai, Bangalore and Hyderabad markets.</text:p>
      <text:p text:style-name="Text_20_body">For more information and personal visits interested farmers can contact Mr. P. Muniratnam Naidu at Kasturikandriga village, Tirupati Rural Mandal, Chittoor District, Andhra Pradesh, mobile: 09989509877 and Dr. K. Gangadharam, General Secretary, Word, Natural farming school, Chenchuraju Kandriga, Pichatur Mandal, Chittoor : 517 5589: Andhra Pradesh, e-mail: wordngotpt@rediffmail.com, mobile: 09849059573.</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icolas Chapey</meta:initial-creator>
    <meta:creation-date>2014-11-16T23:04:48.35</meta:creation-date>
    <meta:document-statistic meta:table-count="0" meta:image-count="0" meta:object-count="0" meta:page-count="8" meta:paragraph-count="103" meta:word-count="4304" meta:character-count="26589"/>
    <dc:date>2014-11-17T00:59:52.88</dc:date>
    <dc:creator>Nicolas Chapey</dc:creator>
    <meta:editing-duration>PT01H12M37S</meta:editing-duration>
    <meta:editing-cycles>1</meta:editing-cycles>
    <meta:generator>OpenOffice.org/3.1$Win32 OpenOffice.org_project/310m19$Build-9420</meta:generator>
  </office:meta>
</office:document-meta>
</file>